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88cm"/>
    </style:style>
    <style:style style:name="co3" style:family="table-column">
      <style:table-column-properties fo:break-before="auto" style:column-width="13.901cm"/>
    </style:style>
    <style:style style:name="co4" style:family="table-column">
      <style:table-column-properties fo:break-before="auto" style:column-width="10.767cm"/>
    </style:style>
    <style:style style:name="co5" style:family="table-column">
      <style:table-column-properties fo:break-before="auto" style:column-width="3.1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cfe7f5"/>
    </style:style>
    <style:style style:name="T1" style:family="text">
      <style:text-properties style:text-position="super 58%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>
            <text:p>state_id</text:p>
          </table:table-cell>
          <table:table-cell office:value-type="string">
            <text:p>type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itional_info</text:p>
          </table:table-cell>
          <table:table-cell office:value-type="string">
            <text:p>future_state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Groupchat</text:p>
          </table:table-cell>
          <table:table-cell office:value-type="string">
            <text:p>Family Introduction</text:p>
          </table:table-cell>
          <table:table-cell office:value-type="string">
            <text:p>Rose lädt Enkel ein</text:p>
          </table:table-cell>
          <table:table-cell/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Chat</text:p>
          </table:table-cell>
          <table:table-cell office:value-type="string">
            <text:p>Charlie Introduction</text:p>
          </table:table-cell>
          <table:table-cell office:value-type="string">
            <text:p>Best Friend</text:p>
          </table:table-cell>
          <table:table-cell/>
          <table:table-cell office:value-type="float" office:value="140">
            <text:p>140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GroupChat</text:p>
          </table:table-cell>
          <table:table-cell office:value-type="string">
            <text:p>Family Fight</text:p>
          </table:table-cell>
          <table:table-cell office:value-type="string">
            <text:p>Talk about surveillance</text:p>
          </table:table-cell>
          <table:table-cell office:value-type="string">
            <text:p>legt Kategorien fest → Code updaten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200">
            <text:p>200</text:p>
          </table:table-cell>
          <table:table-cell/>
          <table:table-cell office:value-type="string">
            <text:p>Priming News</text:p>
          </table:table-cell>
          <table:table-cell table:number-columns-repeated="2"/>
          <table:table-cell office:value-type="float" office:value="300">
            <text:p>3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300">
            <text:p>300</text:p>
          </table:table-cell>
          <table:table-cell/>
          <table:table-cell office:value-type="string">
            <text:p>Priming Check</text:p>
          </table:table-cell>
          <table:table-cell office:value-type="string">
            <text:p>Kim calls</text:p>
          </table:table-cell>
          <table:table-cell/>
          <table:table-cell office:value-type="float" office:value="400">
            <text:p>4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Chat A-D</text:p>
          </table:table-cell>
          <table:table-cell office:value-type="string">
            <text:p>Priming Friends</text:p>
          </table:table-cell>
          <table:table-cell office:value-type="string">
            <text:p>chat with Lucy (pro Privacy)/ Diana (Pro Surveillance)</text:p>
          </table:table-cell>
          <table:table-cell/>
          <table:table-cell office:value-type="float" office:value="501">
            <text:p>501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500">
            <text:p>500</text:p>
          </table:table-cell>
          <table:table-cell/>
          <table:table-cell office:value-type="string">
            <text:p>Story – Friendship Stuff</text:p>
          </table:table-cell>
          <table:table-cell table:number-columns-repeated="2"/>
          <table:table-cell office:value-type="float" office:value="1500">
            <text:p>1500</text:p>
          </table:table-cell>
        </table:table-row>
        <table:table-row table:style-name="ro3">
          <table:table-cell office:value-type="float" office:value="501">
            <text:p>501</text:p>
          </table:table-cell>
          <table:table-cell office:value-type="string">
            <text:p>Chat</text:p>
          </table:table-cell>
          <table:table-cell office:value-type="string">
            <text:p>Joke-Charlie</text:p>
          </table:table-cell>
          <table:table-cell table:number-columns-repeated="2"/>
          <table:table-cell office:value-type="float" office:value="502">
            <text:p>502</text:p>
          </table:table-cell>
        </table:table-row>
        <table:table-row table:style-name="ro3">
          <table:table-cell office:value-type="float" office:value="502">
            <text:p>502</text:p>
          </table:table-cell>
          <table:table-cell office:value-type="string">
            <text:p>socialmedia</text:p>
          </table:table-cell>
          <table:table-cell office:value-type="string">
            <text:p>Post of Kim</text:p>
          </table:table-cell>
          <table:table-cell office:value-type="string">
            <text:p>Kim erzählt lustige Geschichte</text:p>
          </table:table-cell>
          <table:table-cell/>
          <table:table-cell office:value-type="float" office:value="504">
            <text:p>504</text:p>
          </table:table-cell>
        </table:table-row>
        <table:table-row table:style-name="ro3">
          <table:table-cell office:value-type="float" office:value="504">
            <text:p>504</text:p>
          </table:table-cell>
          <table:table-cell office:value-type="string">
            <text:p>chat</text:p>
          </table:table-cell>
          <table:table-cell office:value-type="string">
            <text:p>Diana</text:p>
          </table:table-cell>
          <table:table-cell office:value-type="string">
            <text:p>Diana sucht Ideen für ein erstes Date</text:p>
          </table:table-cell>
          <table:table-cell/>
          <table:table-cell office:value-type="float" office:value="505.506">
            <text:p>505,506</text:p>
          </table:table-cell>
        </table:table-row>
        <table:table-row table:style-name="ro3">
          <table:table-cell office:value-type="float" office:value="505">
            <text:p>505</text:p>
          </table:table-cell>
          <table:table-cell office:value-type="string">
            <text:p>socialmedia</text:p>
          </table:table-cell>
          <table:table-cell office:value-type="string">
            <text:p>Lucy macht Werbung für ihr Konzert</text:p>
          </table:table-cell>
          <table:table-cell office:value-type="string">
            <text:p>vorher Chat mit Diana Dateidee Kino</text:p>
          </table:table-cell>
          <table:table-cell/>
          <table:table-cell office:value-type="float" office:value="507">
            <text:p>507</text:p>
          </table:table-cell>
        </table:table-row>
        <table:table-row table:style-name="ro3">
          <table:table-cell office:value-type="float" office:value="506">
            <text:p>506</text:p>
          </table:table-cell>
          <table:table-cell office:value-type="string">
            <text:p>socialmedia</text:p>
          </table:table-cell>
          <table:table-cell office:value-type="string">
            <text:p>Lucy macht Werbung für ihr Konzert</text:p>
          </table:table-cell>
          <table:table-cell office:value-type="string">
            <text:p>vorher Chat mit Diana Dateidee Essen gehen</text:p>
          </table:table-cell>
          <table:table-cell/>
          <table:table-cell office:value-type="float" office:value="508">
            <text:p>508</text:p>
          </table:table-cell>
        </table:table-row>
        <table:table-row table:style-name="ro3">
          <table:table-cell office:value-type="float" office:value="507">
            <text:p>507</text:p>
          </table:table-cell>
          <table:table-cell office:value-type="string">
            <text:p>chat</text:p>
          </table:table-cell>
          <table:table-cell office:value-type="string">
            <text:p>Diana erzählt von Date Kino</text:p>
          </table:table-cell>
          <table:table-cell table:number-columns-repeated="2"/>
          <table:table-cell office:value-type="string">
            <text:p>end</text:p>
          </table:table-cell>
        </table:table-row>
        <table:table-row table:style-name="ro3">
          <table:table-cell office:value-type="float" office:value="508">
            <text:p>508</text:p>
          </table:table-cell>
          <table:table-cell office:value-type="string">
            <text:p>chat</text:p>
          </table:table-cell>
          <table:table-cell office:value-type="string">
            <text:p>Diana erzählt von Date Essen gehen</text:p>
          </table:table-cell>
          <table:table-cell table:number-columns-repeated="2"/>
          <table:table-cell office:value-type="string">
            <text:p>end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1500">
            <text:p>1500</text:p>
          </table:table-cell>
          <table:table-cell office:value-type="string">
            <text:p>News</text:p>
          </table:table-cell>
          <table:table-cell office:value-type="string">
            <text:p>Launch Tech against CSAM</text:p>
          </table:table-cell>
          <table:table-cell table:number-columns-repeated="2"/>
          <table:table-cell office:value-type="float" office:value="1600">
            <text:p>16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Chat</text:p>
          </table:table-cell>
          <table:table-cell office:value-type="string">
            <text:p>Kinderbilder Rose</text:p>
          </table:table-cell>
          <table:table-cell office:value-type="string">
            <text:p>Rose macht sich Sorgen</text:p>
          </table:table-cell>
          <table:table-cell/>
          <table:table-cell table:style-name="ce3" office:value-type="float" office:value="1601">
            <text:p>1601</text:p>
          </table:table-cell>
        </table:table-row>
        <table:table-row table:style-name="ro3">
          <table:table-cell office:value-type="float" office:value="1601">
            <text:p>1601</text:p>
          </table:table-cell>
          <table:table-cell office:value-type="string">
            <text:p>Call</text:p>
          </table:table-cell>
          <table:table-cell office:value-type="string">
            <text:p>Henry Paranoia</text:p>
          </table:table-cell>
          <table:table-cell office:value-type="string">
            <text:p>call content</text:p>
          </table:table-cell>
          <table:table-cell/>
          <table:table-cell table:style-name="ce3" office:value-type="float" office:value="1701">
            <text:p>1701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1700">
            <text:p>1700</text:p>
          </table:table-cell>
          <table:table-cell/>
          <table:table-cell office:value-type="string">
            <text:p>Story – Friendship Stuff</text:p>
          </table:table-cell>
          <table:table-cell table:number-columns-repeated="2"/>
          <table:table-cell office:value-type="float" office:value="2700">
            <text:p>2700</text:p>
          </table:table-cell>
        </table:table-row>
        <table:table-row table:style-name="ro3">
          <table:table-cell office:value-type="float" office:value="1701">
            <text:p>1701</text:p>
          </table:table-cell>
          <table:table-cell office:value-type="string">
            <text:p>socialmedia</text:p>
          </table:table-cell>
          <table:table-cell office:value-type="string">
            <text:p>Lucy Post über erfolgreiches Konzert</text:p>
          </table:table-cell>
          <table:table-cell office:value-type="string">
            <text:p>User postet „War super“</text:p>
          </table:table-cell>
          <table:table-cell/>
          <table:table-cell office:value-type="float" office:value="1703.1702">
            <text:p>1703,1702</text:p>
          </table:table-cell>
        </table:table-row>
        <table:table-row table:style-name="ro3">
          <table:table-cell office:value-type="float" office:value="1702">
            <text:p>1702</text:p>
          </table:table-cell>
          <table:table-cell office:value-type="string">
            <text:p>chat</text:p>
          </table:table-cell>
          <table:table-cell office:value-type="string">
            <text:p>Lucy bedankt sich</text:p>
          </table:table-cell>
          <table:table-cell table:number-columns-repeated="2"/>
          <table:table-cell office:value-type="float" office:value="1703">
            <text:p>1703</text:p>
          </table:table-cell>
        </table:table-row>
        <table:table-row table:style-name="ro3">
          <table:table-cell office:value-type="float" office:value="1703">
            <text:p>1703</text:p>
          </table:table-cell>
          <table:table-cell office:value-type="string">
            <text:p>chat</text:p>
          </table:table-cell>
          <table:table-cell office:value-type="string">
            <text:p>Fiona </text:p>
          </table:table-cell>
          <table:table-cell office:value-type="string">
            <text:p>erzählt Katzenwitz</text:p>
          </table:table-cell>
          <table:table-cell/>
          <table:table-cell office:value-type="string">
            <text:p>end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2700">
            <text:p>2700</text:p>
          </table:table-cell>
          <table:table-cell office:value-type="string">
            <text:p>Chat</text:p>
          </table:table-cell>
          <table:table-cell office:value-type="string">
            <text:p>Peditionsapp Introduction</text:p>
          </table:table-cell>
          <table:table-cell office:value-type="string">
            <text:p>Lucy erzählt von Peditionsapp</text:p>
          </table:table-cell>
          <table:table-cell/>
          <table:table-cell office:value-type="float" office:value="2800">
            <text:p>28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2800">
            <text:p>2800</text:p>
          </table:table-cell>
          <table:table-cell office:value-type="string">
            <text:p>Peditionsapp</text:p>
          </table:table-cell>
          <table:table-cell office:value-type="string">
            <text:p>Abstimmung</text:p>
          </table:table-cell>
          <table:table-cell office:value-type="string">
            <text:p>Against CSAM Surveillance</text:p>
          </table:table-cell>
          <table:table-cell/>
          <table:table-cell office:value-type="float" office:value="2901">
            <text:p>2901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2900">
            <text:p>2900</text:p>
          </table:table-cell>
          <table:table-cell/>
          <table:table-cell office:value-type="string">
            <text:p>Story – Friendship Stuff</text:p>
          </table:table-cell>
          <table:table-cell table:number-columns-repeated="2"/>
          <table:table-cell office:value-type="float" office:value="3900">
            <text:p>3900</text:p>
          </table:table-cell>
        </table:table-row>
        <table:table-row table:style-name="ro3">
          <table:table-cell office:value-type="float" office:value="2901">
            <text:p>2901</text:p>
          </table:table-cell>
          <table:table-cell office:value-type="string">
            <text:p>socialmedia</text:p>
          </table:table-cell>
          <table:table-cell office:value-type="string">
            <text:p>Rose Motivationsspruch mit vielen Emojis (mehrere)</text:p>
          </table:table-cell>
          <table:table-cell table:number-columns-repeated="2"/>
          <table:table-cell office:value-type="float" office:value="2902">
            <text:p>2902</text:p>
          </table:table-cell>
        </table:table-row>
        <table:table-row table:style-name="ro3">
          <table:table-cell office:value-type="float" office:value="2902">
            <text:p>2902</text:p>
          </table:table-cell>
          <table:table-cell office:value-type="string">
            <text:p>chat A-D</text:p>
          </table:table-cell>
          <table:table-cell office:value-type="string">
            <text:p>Max/Jack </text:p>
          </table:table-cell>
          <table:table-cell office:value-type="string">
            <text:p>der, der nicht sauer ist, über Rose post, nochmal erklären</text:p>
          </table:table-cell>
          <table:table-cell/>
          <table:table-cell office:value-type="string">
            <text:p>end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3900">
            <text:p>3900</text:p>
          </table:table-cell>
          <table:table-cell office:value-type="string">
            <text:p>News</text:p>
          </table:table-cell>
          <table:table-cell office:value-type="string">
            <text:p>Expand – against terrorism</text:p>
          </table:table-cell>
          <table:table-cell office:value-type="string">
            <text:p>Tech is against terrorism</text:p>
          </table:table-cell>
          <table:table-cell/>
          <table:table-cell office:value-type="float" office:value="4000">
            <text:p>40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4000">
            <text:p>4000</text:p>
          </table:table-cell>
          <table:table-cell office:value-type="string">
            <text:p>Chat A-D</text:p>
          </table:table-cell>
          <table:table-cell table:style-name="ce2" office:value-type="string">
            <text:p>9 – 11 priming</text:p>
          </table:table-cell>
          <table:table-cell office:value-type="string">
            <text:p>Diana (A) Lucy (B) Lucy (C) Diana(D)</text:p>
          </table:table-cell>
          <table:table-cell/>
          <table:table-cell office:value-type="float" office:value="4100">
            <text:p>41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4100">
            <text:p>4100</text:p>
          </table:table-cell>
          <table:table-cell office:value-type="string">
            <text:p>Peditionsapp</text:p>
          </table:table-cell>
          <table:table-cell office:value-type="string">
            <text:p>Abstimmung</text:p>
          </table:table-cell>
          <table:table-cell office:value-type="string">
            <text:p>Against terrorism Surveillance</text:p>
          </table:table-cell>
          <table:table-cell/>
          <table:table-cell office:value-type="float" office:value="4201">
            <text:p>4201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4200">
            <text:p>4200</text:p>
          </table:table-cell>
          <table:table-cell/>
          <table:table-cell office:value-type="string">
            <text:p>Story – Friendship Stuff</text:p>
          </table:table-cell>
          <table:table-cell table:number-columns-repeated="2"/>
          <table:table-cell office:value-type="float" office:value="5200">
            <text:p>5200</text:p>
          </table:table-cell>
        </table:table-row>
        <table:table-row table:style-name="ro3">
          <table:table-cell office:value-type="float" office:value="4201">
            <text:p>4201</text:p>
          </table:table-cell>
          <table:table-cell office:value-type="string">
            <text:p>socialmedia</text:p>
          </table:table-cell>
          <table:table-cell office:value-type="string">
            <text:p>anonymer Post </text:p>
          </table:table-cell>
          <table:table-cell office:value-type="string">
            <text:p>Paranoia</text:p>
          </table:table-cell>
          <table:table-cell/>
          <table:table-cell office:value-type="float" office:value="4203">
            <text:p>4203</text:p>
          </table:table-cell>
        </table:table-row>
        <table:table-row table:style-name="ro3">
          <table:table-cell office:value-type="float" office:value="4203">
            <text:p>4203</text:p>
          </table:table-cell>
          <table:table-cell office:value-type="string">
            <text:p>socialmedia</text:p>
          </table:table-cell>
          <table:table-cell office:value-type="string">
            <text:p>Fiona hat neue Katze</text:p>
          </table:table-cell>
          <table:table-cell table:number-columns-repeated="2"/>
          <table:table-cell office:value-type="string">
            <text:p>end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5200">
            <text:p>5200</text:p>
          </table:table-cell>
          <table:table-cell office:value-type="string">
            <text:p><text:s/>News </text:p>
          </table:table-cell>
          <table:table-cell office:value-type="string">
            <text:p>Expand</text:p>
          </table:table-cell>
          <table:table-cell office:value-type="string">
            <text:p>against drug trafficking, druguse</text:p>
          </table:table-cell>
          <table:table-cell/>
          <table:table-cell table:style-name="ce1" office:value-type="float" office:value="5201">
            <text:p>5201</text:p>
          </table:table-cell>
        </table:table-row>
        <table:table-row table:style-name="ro3">
          <table:table-cell table:style-name="ce1" office:value-type="float" office:value="5201">
            <text:p>5201</text:p>
          </table:table-cell>
          <table:table-cell office:value-type="string">
            <text:p>Chat</text:p>
          </table:table-cell>
          <table:table-cell office:value-type="string">
            <text:p>drug trafficking (A-D) priming</text:p>
          </table:table-cell>
          <table:table-cell office:value-type="string">
            <text:p>Geht das zu weit? Fiona (A,D) Kim (C,B)</text:p>
          </table:table-cell>
          <table:table-cell/>
          <table:table-cell table:style-name="ce1" office:value-type="float" office:value="5300">
            <text:p>53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5300">
            <text:p>5300</text:p>
          </table:table-cell>
          <table:table-cell office:value-type="string">
            <text:p>Chat</text:p>
          </table:table-cell>
          <table:table-cell office:value-type="string">
            <text:p>Workaround Introduction</text:p>
          </table:table-cell>
          <table:table-cell office:value-type="string">
            <text:p>Max explains workaround</text:p>
          </table:table-cell>
          <table:table-cell office:value-type="string">
            <text:p>future state depends on chat answer</text:p>
          </table:table-cell>
          <table:table-cell office:value-type="float" office:value="5401.5402">
            <text:p>5401,5402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5400">
            <text:p>5400</text:p>
          </table:table-cell>
          <table:table-cell/>
          <table:table-cell office:value-type="string">
            <text:p>Apply Workaround</text:p>
          </table:table-cell>
          <table:table-cell/>
          <table:table-cell office:value-type="string">
            <text:p>chat conversation stays</text:p>
          </table:table-cell>
          <table:table-cell/>
        </table:table-row>
        <table:table-row table:style-name="ro3">
          <table:table-cell office:value-type="float" office:value="5401">
            <text:p>5401</text:p>
          </table:table-cell>
          <table:table-cell office:value-type="string">
            <text:p>settings</text:p>
          </table:table-cell>
          <table:table-cell table:number-columns-repeated="2"/>
          <table:table-cell office:value-type="string">
            <text:p>mit save, entweder Einstellungen geändert oder gar nichts getan</text:p>
          </table:table-cell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5402">
            <text:p>5402</text:p>
          </table:table-cell>
          <table:table-cell office:value-type="string">
            <text:p>settings</text:p>
          </table:table-cell>
          <table:table-cell table:number-columns-repeated="2"/>
          <table:table-cell office:value-type="string">
            <text:p>mit save, entweder Einstellungen geändert oder gar nichts getan</text:p>
          </table:table-cell>
          <table:table-cell office:value-type="float" office:value="5500">
            <text:p>55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5500">
            <text:p>5500</text:p>
          </table:table-cell>
          <table:table-cell office:value-type="string">
            <text:p>socialmedia</text:p>
          </table:table-cell>
          <table:table-cell office:value-type="string">
            <text:p>Publish Workaround</text:p>
          </table:table-cell>
          <table:table-cell table:number-columns-repeated="2"/>
          <table:table-cell office:value-type="float" office:value="5601.5602">
            <text:p>5601,5602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5600">
            <text:p>5600</text:p>
          </table:table-cell>
          <table:table-cell/>
          <table:table-cell office:value-type="string">
            <text:p>Kim macht workaround</text:p>
          </table:table-cell>
          <table:table-cell table:number-columns-repeated="2"/>
          <table:table-cell office:value-type="float" office:value="5701">
            <text:p>5701</text:p>
          </table:table-cell>
        </table:table-row>
        <table:table-row table:style-name="ro3">
          <table:table-cell office:value-type="float" office:value="5601">
            <text:p>5601</text:p>
          </table:table-cell>
          <table:table-cell office:value-type="string">
            <text:p>chat</text:p>
          </table:table-cell>
          <table:table-cell office:value-type="string">
            <text:p>wegen dir</text:p>
          </table:table-cell>
          <table:table-cell office:value-type="string">
            <text:p>wirkt laut Charlie verdächtig</text:p>
          </table:table-cell>
          <table:table-cell table:number-columns-repeated="2"/>
        </table:table-row>
        <table:table-row table:style-name="ro3">
          <table:table-cell office:value-type="float" office:value="5602">
            <text:p>5602</text:p>
          </table:table-cell>
          <table:table-cell office:value-type="string">
            <text:p>chat</text:p>
          </table:table-cell>
          <table:table-cell office:value-type="string">
            <text:p>wegen Max</text:p>
          </table:table-cell>
          <table:table-cell office:value-type="string">
            <text:p>wirkt laut Charlie verdächtig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5700">
            <text:p>5700</text:p>
          </table:table-cell>
          <table:table-cell/>
          <table:table-cell office:value-type="string">
            <text:p>Story – Friendship Stuff</text:p>
          </table:table-cell>
          <table:table-cell table:number-columns-repeated="2"/>
          <table:table-cell office:value-type="float" office:value="6700">
            <text:p>6700</text:p>
          </table:table-cell>
        </table:table-row>
        <table:table-row table:style-name="ro3">
          <table:table-cell office:value-type="float" office:value="5701">
            <text:p>5701</text:p>
          </table:table-cell>
          <table:table-cell office:value-type="string">
            <text:p>social Media</text:p>
          </table:table-cell>
          <table:table-cell office:value-type="string">
            <text:p>Kim neue Haarfarbe</text:p>
          </table:table-cell>
          <table:table-cell office:value-type="string">
            <text:p>alles ist besser in Amerika</text:p>
          </table:table-cell>
          <table:table-cell/>
          <table:table-cell office:value-type="float" office:value="5702">
            <text:p>5702</text:p>
          </table:table-cell>
        </table:table-row>
        <table:table-row table:style-name="ro3">
          <table:table-cell office:value-type="float" office:value="5702">
            <text:p>5702</text:p>
          </table:table-cell>
          <table:table-cell office:value-type="string">
            <text:p>chat</text:p>
          </table:table-cell>
          <table:table-cell office:value-type="string">
            <text:p>Charlie</text:p>
          </table:table-cell>
          <table:table-cell office:value-type="string">
            <text:p>Tipps, 2 Geburtstagseinladungen (Freunde oder Familie)</text:p>
          </table:table-cell>
          <table:table-cell/>
          <table:table-cell table:style-name="ce1" office:value-type="string">
            <text:p>End 68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News</text:p>
          </table:table-cell>
          <table:table-cell office:value-type="string">
            <text:p>Expand</text:p>
          </table:table-cell>
          <table:table-cell office:value-type="string">
            <text:p>against tax evasion</text:p>
          </table:table-cell>
          <table:table-cell/>
          <table:table-cell table:style-name="ce4" office:value-type="float" office:value="7900">
            <text:p>79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6900">
            <text:p>6900</text:p>
          </table:table-cell>
          <table:table-cell/>
          <table:table-cell office:value-type="string">
            <text:p>Story – Friendship Stuff</text:p>
          </table:table-cell>
          <table:table-cell table:number-columns-repeated="2"/>
          <table:table-cell office:value-type="float" office:value="7900">
            <text:p>7900</text:p>
          </table:table-cell>
        </table:table-row>
        <table:table-row table:style-name="ro3">
          <table:table-cell office:value-type="float" office:value="6901">
            <text:p>6901</text:p>
          </table:table-cell>
          <table:table-cell office:value-type="string">
            <text:p>chat</text:p>
          </table:table-cell>
          <table:table-cell office:value-type="string">
            <text:p>Fiona </text:p>
          </table:table-cell>
          <table:table-cell office:value-type="string">
            <text:p>erzählt lustige Geschichte von neuer Katze</text:p>
          </table:table-cell>
          <table:table-cell/>
          <table:table-cell office:value-type="float" office:value="6902">
            <text:p>6902</text:p>
          </table:table-cell>
        </table:table-row>
        <table:table-row table:style-name="ro3">
          <table:table-cell office:value-type="float" office:value="6902">
            <text:p>6902</text:p>
          </table:table-cell>
          <table:table-cell office:value-type="string">
            <text:p>socialmedia</text:p>
          </table:table-cell>
          <table:table-cell office:value-type="string">
            <text:p>Diana</text:p>
          </table:table-cell>
          <table:table-cell office:value-type="string">
            <text:p>Tipps mit managing buzz words</text:p>
          </table:table-cell>
          <table:table-cell/>
          <table:table-cell table:style-name="ce4" office:value-type="string">
            <text:p>End 80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7900">
            <text:p>7900</text:p>
          </table:table-cell>
          <table:table-cell office:value-type="string">
            <text:p>Chat</text:p>
          </table:table-cell>
          <table:table-cell office:value-type="string">
            <text:p>tax evasion (A-D) priming</text:p>
          </table:table-cell>
          <table:table-cell office:value-type="string">
            <text:p>Geht das zu weit? Diana</text:p>
          </table:table-cell>
          <table:table-cell/>
          <table:table-cell table:style-name="ce4" office:value-type="float" office:value="6901">
            <text:p>6901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Call</text:p>
          </table:table-cell>
          <table:table-cell office:value-type="string">
            <text:p>Paranoia</text:p>
          </table:table-cell>
          <table:table-cell office:value-type="string">
            <text:p>Henry</text:p>
          </table:table-cell>
          <table:table-cell office:value-type="string">
            <text:p>callcontent update</text:p>
          </table:table-cell>
          <table:table-cell office:value-type="float" office:value="8100">
            <text:p>81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8100">
            <text:p>8100</text:p>
          </table:table-cell>
          <table:table-cell office:value-type="string">
            <text:p>News</text:p>
          </table:table-cell>
          <table:table-cell office:value-type="string">
            <text:p>Reinfoced Threat</text:p>
          </table:table-cell>
          <table:table-cell table:number-columns-repeated="2"/>
          <table:table-cell office:value-type="float" office:value="8202">
            <text:p>8202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8200">
            <text:p>8200</text:p>
          </table:table-cell>
          <table:table-cell/>
          <table:table-cell office:value-type="string">
            <text:p>Story – Friendship Stuff</text:p>
          </table:table-cell>
          <table:table-cell table:number-columns-repeated="2"/>
          <table:table-cell office:value-type="float" office:value="9200">
            <text:p>9200</text:p>
          </table:table-cell>
        </table:table-row>
        <table:table-row table:style-name="ro3">
          <table:table-cell office:value-type="float" office:value="8202">
            <text:p>8202</text:p>
          </table:table-cell>
          <table:table-cell office:value-type="string">
            <text:p>social Media</text:p>
          </table:table-cell>
          <table:table-cell office:value-type="string">
            <text:p>anonymer Post Paranoia + Mochi Cheese</text:p>
          </table:table-cell>
          <table:table-cell table:number-columns-repeated="2"/>
          <table:table-cell office:value-type="string">
            <text:p>end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News</text:p>
          </table:table-cell>
          <table:table-cell office:value-type="string">
            <text:p>Surveillance against every crime</text:p>
          </table:table-cell>
          <table:table-cell table:number-columns-repeated="2"/>
          <table:table-cell office:value-type="float" office:value="9300">
            <text:p>93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9300">
            <text:p>9300</text:p>
          </table:table-cell>
          <table:table-cell office:value-type="string">
            <text:p>Chat</text:p>
          </table:table-cell>
          <table:table-cell office:value-type="string">
            <text:p>Charlie Selbstzensur</text:p>
          </table:table-cell>
          <table:table-cell table:number-columns-repeated="2"/>
          <table:table-cell office:value-type="float" office:value="9400">
            <text:p>94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Peditionsapp</text:p>
          </table:table-cell>
          <table:table-cell office:value-type="string">
            <text:p>Abstimmung</text:p>
          </table:table-cell>
          <table:table-cell office:value-type="string">
            <text:p>against surveillance</text:p>
          </table:table-cell>
          <table:table-cell/>
          <table:table-cell office:value-type="float" office:value="9500">
            <text:p>95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News </text:p>
          </table:table-cell>
          <table:table-cell office:value-type="string">
            <text:p>3<text:span text:style-name="T1">rd</text:span> party company</text:p>
          </table:table-cell>
          <table:table-cell table:number-columns-repeated="3"/>
        </table:table-row>
        <table:table-row table:style-name="ro3">
          <table:table-cell office:value-type="float" office:value="9501">
            <text:p>9501</text:p>
          </table:table-cell>
          <table:table-cell table:number-columns-repeated="2"/>
          <table:table-cell office:value-type="string">
            <text:p>User hatte Peditions unterschrieben</text:p>
          </table:table-cell>
          <table:table-cell/>
          <table:table-cell office:value-type="float" office:value="9601">
            <text:p>9601</text:p>
          </table:table-cell>
        </table:table-row>
        <table:table-row table:style-name="ro3">
          <table:table-cell office:value-type="float" office:value="9502">
            <text:p>9502</text:p>
          </table:table-cell>
          <table:table-cell table:number-columns-repeated="2"/>
          <table:table-cell office:value-type="string">
            <text:p>User hatte Peditions <text:s/>nicht unterschrieben</text:p>
          </table:table-cell>
          <table:table-cell/>
          <table:table-cell office:value-type="float" office:value="9602">
            <text:p>960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nfang verschiedener Enden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9600">
            <text:p>9600</text:p>
          </table:table-cell>
          <table:table-cell table:number-columns-repeated="5"/>
        </table:table-row>
        <table:table-row table:style-name="ro3">
          <table:table-cell office:value-type="float" office:value="9601">
            <text:p>9601</text:p>
          </table:table-cell>
          <table:table-cell office:value-type="string">
            <text:p>chat</text:p>
          </table:table-cell>
          <table:table-cell office:value-type="string">
            <text:p>discussion government vs other company </text:p>
          </table:table-cell>
          <table:table-cell office:value-type="string">
            <text:p>User hatte Peditions unterschrieben (Rose)</text:p>
          </table:table-cell>
          <table:table-cell/>
          <table:table-cell office:value-type="float" office:value="9701">
            <text:p>9701</text:p>
          </table:table-cell>
        </table:table-row>
        <table:table-row table:style-name="ro3">
          <table:table-cell office:value-type="float" office:value="9602">
            <text:p>9602</text:p>
          </table:table-cell>
          <table:table-cell office:value-type="string">
            <text:p>chat</text:p>
          </table:table-cell>
          <table:table-cell office:value-type="string">
            <text:p>discussion government vs other company</text:p>
          </table:table-cell>
          <table:table-cell office:value-type="string">
            <text:p>User hatte Peditions <text:s/>nicht unterschrieben</text:p>
          </table:table-cell>
          <table:table-cell/>
          <table:table-cell office:value-type="float" office:value="9702">
            <text:p>9702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chat</text:p>
          </table:table-cell>
          <table:table-cell office:value-type="string">
            <text:p>family fight – first round</text:p>
          </table:table-cell>
          <table:table-cell table:number-columns-repeated="3"/>
        </table:table-row>
        <table:table-row table:style-name="ro3">
          <table:table-cell office:value-type="float" office:value="9701">
            <text:p>9701</text:p>
          </table:table-cell>
          <table:table-cell/>
          <table:table-cell office:value-type="string">
            <text:p>try finding peace with Jack/Max A-D</text:p>
          </table:table-cell>
          <table:table-cell office:value-type="string">
            <text:p>user against surveillance User hatte Peditions unterschrieben</text:p>
          </table:table-cell>
          <table:table-cell office:value-type="string">
            <text:p>Meinung geändert, vertragen +- (Jack)</text:p>
          </table:table-cell>
          <table:table-cell office:value-type="string">
            <text:p>9801,9802,10005</text:p>
          </table:table-cell>
        </table:table-row>
        <table:table-row table:style-name="ro3">
          <table:table-cell office:value-type="float" office:value="9702">
            <text:p>9702</text:p>
          </table:table-cell>
          <table:table-cell/>
          <table:table-cell office:value-type="string">
            <text:p>try finding peace with Max/Jack A-D</text:p>
          </table:table-cell>
          <table:table-cell office:value-type="string">
            <text:p>user pro surveillance User hatte Peditions <text:s/>nicht unterschrieben</text:p>
          </table:table-cell>
          <table:table-cell office:value-type="string">
            <text:p>Meinung geändert, vertragen+- (Max)</text:p>
          </table:table-cell>
          <table:table-cell office:value-type="string">
            <text:p>9804,9803, 10006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chat</text:p>
          </table:table-cell>
          <table:table-cell office:value-type="string">
            <text:p>family fight – second round</text:p>
          </table:table-cell>
          <table:table-cell table:number-columns-repeated="3"/>
        </table:table-row>
        <table:table-row table:style-name="ro3">
          <table:table-cell office:value-type="float" office:value="9801">
            <text:p>9801</text:p>
          </table:table-cell>
          <table:table-cell table:number-columns-repeated="2"/>
          <table:table-cell office:value-type="string">
            <text:p>user against surveillance (pedition), Max+ → talk to Jack</text:p>
          </table:table-cell>
          <table:table-cell office:value-type="string">
            <text:p>Meinung geändert</text:p>
          </table:table-cell>
          <table:table-cell office:value-type="float" office:value="9901.10003">
            <text:p>9901,10003</text:p>
          </table:table-cell>
        </table:table-row>
        <table:table-row table:style-name="ro3">
          <table:table-cell office:value-type="float" office:value="9802">
            <text:p>9802</text:p>
          </table:table-cell>
          <table:table-cell table:number-columns-repeated="2"/>
          <table:table-cell office:value-type="string">
            <text:p>user against surveillance (pedition), Jack + → talk to Fiona</text:p>
          </table:table-cell>
          <table:table-cell office:value-type="string">
            <text:p>(Jack+) (Max Seite), Fiona Rat+-</text:p>
          </table:table-cell>
          <table:table-cell office:value-type="float" office:value="9905.9906">
            <text:p>9905,9906</text:p>
          </table:table-cell>
        </table:table-row>
        <table:table-row table:style-name="ro3">
          <table:table-cell office:value-type="float" office:value="9803">
            <text:p>9803</text:p>
          </table:table-cell>
          <table:table-cell table:number-columns-repeated="2"/>
          <table:table-cell office:value-type="string">
            <text:p>user pro surveillance (pedition), Max+ → talk to Kim</text:p>
          </table:table-cell>
          <table:table-cell office:value-type="string">
            <text:p>(Max+) (Jack Seite), Kim Rat+-</text:p>
          </table:table-cell>
          <table:table-cell office:value-type="float" office:value="9903.9904">
            <text:p>9903,9904</text:p>
          </table:table-cell>
        </table:table-row>
        <table:table-row table:style-name="ro3">
          <table:table-cell office:value-type="float" office:value="9804">
            <text:p>9804</text:p>
          </table:table-cell>
          <table:table-cell table:number-columns-repeated="2"/>
          <table:table-cell office:value-type="string">
            <text:p>user pro surveillance (pedition), Jack + → talk to Max</text:p>
          </table:table-cell>
          <table:table-cell office:value-type="string">
            <text:p>Meinung geändert</text:p>
          </table:table-cell>
          <table:table-cell office:value-type="float" office:value="9902.10004">
            <text:p>9902,10004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9900">
            <text:p>9900</text:p>
          </table:table-cell>
          <table:table-cell office:value-type="string">
            <text:p>chat</text:p>
          </table:table-cell>
          <table:table-cell office:value-type="string">
            <text:p>family fight – third round</text:p>
          </table:table-cell>
          <table:table-cell table:number-columns-repeated="3"/>
        </table:table-row>
        <table:table-row table:style-name="ro2">
          <table:table-cell office:value-type="float" office:value="9901">
            <text:p>9901</text:p>
          </table:table-cell>
          <table:table-cell/>
          <table:table-cell office:value-type="string">
            <text:p>Max soll mit Jack reden</text:p>
          </table:table-cell>
          <table:table-cell office:value-type="string">
            <text:p>gut mit Max, vertragen mit Jack (Max Seite)</text:p>
          </table:table-cell>
          <table:table-cell office:value-type="string">
            <text:p>Meinung geändert</text:p>
          </table:table-cell>
          <table:table-cell office:value-type="float" office:value="10001.10007">
            <text:p>10001,10007</text:p>
          </table:table-cell>
        </table:table-row>
        <table:table-row table:style-name="ro2">
          <table:table-cell office:value-type="float" office:value="9902">
            <text:p>9902</text:p>
          </table:table-cell>
          <table:table-cell/>
          <table:table-cell office:value-type="string">
            <text:p>Jack soll mit Max reden </text:p>
          </table:table-cell>
          <table:table-cell office:value-type="string">
            <text:p>gut mit Jack, vertragen mit Max (Jack Seite)</text:p>
          </table:table-cell>
          <table:table-cell office:value-type="string">
            <text:p>Meinung geändert</text:p>
          </table:table-cell>
          <table:table-cell office:value-type="float" office:value="10001.10007">
            <text:p>10001,10007</text:p>
          </table:table-cell>
        </table:table-row>
        <table:table-row table:style-name="ro3">
          <table:table-cell office:value-type="float" office:value="9903">
            <text:p>9903</text:p>
          </table:table-cell>
          <table:table-cell/>
          <table:table-cell office:value-type="string">
            <text:p>second try Max</text:p>
          </table:table-cell>
          <table:table-cell office:value-type="string">
            <text:p>Kim Rat +</text:p>
          </table:table-cell>
          <table:table-cell office:value-type="string">
            <text:p>(Max+) (Jack Seite)</text:p>
          </table:table-cell>
          <table:table-cell office:value-type="float" office:value="10001.10006">
            <text:p>10001,10006</text:p>
          </table:table-cell>
        </table:table-row>
        <table:table-row table:style-name="ro3">
          <table:table-cell office:value-type="float" office:value="9904">
            <text:p>9904</text:p>
          </table:table-cell>
          <table:table-cell/>
          <table:table-cell office:value-type="string">
            <text:p>second try Max</text:p>
          </table:table-cell>
          <table:table-cell office:value-type="string">
            <text:p>Kim Rat -</text:p>
          </table:table-cell>
          <table:table-cell office:value-type="string">
            <text:p>(Max+) (Jack Seite)</text:p>
          </table:table-cell>
          <table:table-cell office:value-type="float" office:value="10001.10006">
            <text:p>10001,10006</text:p>
          </table:table-cell>
        </table:table-row>
        <table:table-row table:style-name="ro3">
          <table:table-cell office:value-type="float" office:value="9905">
            <text:p>9905</text:p>
          </table:table-cell>
          <table:table-cell/>
          <table:table-cell office:value-type="string">
            <text:p>second try Jack</text:p>
          </table:table-cell>
          <table:table-cell office:value-type="string">
            <text:p>Fiona Rat +</text:p>
          </table:table-cell>
          <table:table-cell office:value-type="string">
            <text:p>(Jack+) (Max Seite)</text:p>
          </table:table-cell>
          <table:table-cell office:value-type="float" office:value="10002.10005">
            <text:p>10002,10005</text:p>
          </table:table-cell>
        </table:table-row>
        <table:table-row table:style-name="ro3">
          <table:table-cell office:value-type="float" office:value="9906">
            <text:p>9906</text:p>
          </table:table-cell>
          <table:table-cell/>
          <table:table-cell office:value-type="string">
            <text:p>second try Jack</text:p>
          </table:table-cell>
          <table:table-cell office:value-type="string">
            <text:p>Fiona Rat -</text:p>
          </table:table-cell>
          <table:table-cell office:value-type="string">
            <text:p>(Jack+) (Max Seite)</text:p>
          </table:table-cell>
          <table:table-cell office:value-type="float" office:value="10002.10005">
            <text:p>10002,10005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10000">
            <text:p>10000</text:p>
          </table:table-cell>
          <table:table-cell office:value-type="string">
            <text:p>social</text:p>
          </table:table-cell>
          <table:table-cell office:value-type="string">
            <text:p>endings</text:p>
          </table:table-cell>
          <table:table-cell table:number-columns-repeated="2"/>
          <table:table-cell office:value-type="float" office:value="20000">
            <text:p>20000</text:p>
          </table:table-cell>
        </table:table-row>
        <table:table-row table:style-name="ro3">
          <table:table-cell office:value-type="float" office:value="10001">
            <text:p>10001</text:p>
          </table:table-cell>
          <table:table-cell/>
          <table:table-cell office:value-type="string">
            <text:p>Happy Ending</text:p>
          </table:table-cell>
          <table:table-cell office:value-type="string">
            <text:p>Everyone is coming, vertragen mit Max</text:p>
          </table:table-cell>
          <table:table-cell table:number-columns-repeated="2"/>
        </table:table-row>
        <table:table-row table:style-name="ro3">
          <table:table-cell office:value-type="float" office:value="10002">
            <text:p>10002</text:p>
          </table:table-cell>
          <table:table-cell table:number-columns-repeated="2"/>
          <table:table-cell office:value-type="string">
            <text:p>Everyone is coming, vertragen mit Jack</text:p>
          </table:table-cell>
          <table:table-cell table:number-columns-repeated="2"/>
        </table:table-row>
        <table:table-row table:style-name="ro2">
          <table:table-cell office:value-type="float" office:value="10003">
            <text:p>10003</text:p>
          </table:table-cell>
          <table:table-cell table:number-columns-repeated="2"/>
          <table:table-cell office:value-type="string">
            <text:p>Jack kommt nicht, vertragen mit Max</text:p>
          </table:table-cell>
          <table:table-cell office:value-type="string">
            <text:p>Meinung geändert</text:p>
          </table:table-cell>
          <table:table-cell/>
        </table:table-row>
        <table:table-row table:style-name="ro2">
          <table:table-cell office:value-type="float" office:value="10004">
            <text:p>10004</text:p>
          </table:table-cell>
          <table:table-cell table:number-columns-repeated="2"/>
          <table:table-cell office:value-type="string">
            <text:p>Max kommt nicht, vertragen mit Jack</text:p>
          </table:table-cell>
          <table:table-cell office:value-type="string">
            <text:p>Meinung geändert</text:p>
          </table:table-cell>
          <table:table-cell/>
        </table:table-row>
        <table:table-row table:style-name="ro2">
          <table:table-cell office:value-type="float" office:value="10005">
            <text:p>10005</text:p>
          </table:table-cell>
          <table:table-cell table:number-columns-repeated="2"/>
          <table:table-cell office:value-type="string">
            <text:p>Jack kommt nicht, nicht vertragen mit Jack</text:p>
          </table:table-cell>
          <table:table-cell table:number-columns-repeated="2"/>
        </table:table-row>
        <table:table-row table:style-name="ro2">
          <table:table-cell office:value-type="float" office:value="10006">
            <text:p>10006</text:p>
          </table:table-cell>
          <table:table-cell table:number-columns-repeated="2"/>
          <table:table-cell office:value-type="string">
            <text:p>Max kommt nicht, nicht vertragen mit Max</text:p>
          </table:table-cell>
          <table:table-cell table:number-columns-repeated="2"/>
        </table:table-row>
        <table:table-row table:style-name="ro2">
          <table:table-cell office:value-type="float" office:value="10007">
            <text:p>10007</text:p>
          </table:table-cell>
          <table:table-cell table:number-columns-repeated="2"/>
          <table:table-cell office:value-type="string">
            <text:p>Beide kommen nicht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20000">
            <text:p>20000</text:p>
          </table:table-cell>
          <table:table-cell/>
          <table:table-cell office:value-type="string">
            <text:p>Final State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3">13.01.2026</text:date>, <text:time>18:0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0T14:33:10</meta:creation-date>
    <meta:generator>OpenOffice/4.1.15$Win32 OpenOffice.org_project/4115m2$Build-9813</meta:generator>
    <dc:date>2026-01-13T18:07:19.75</dc:date>
    <meta:editing-duration>P1DT8H41M42S</meta:editing-duration>
    <meta:editing-cycles>31</meta:editing-cycles>
    <meta:document-statistic meta:table-count="3" meta:cell-count="366" meta:object-count="0"/>
  </office:meta>
</office:document-meta>
</file>